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e23c0" officeooo:paragraph-rsid="001e23c0"/>
    </style:style>
    <style:style style:name="P2" style:family="paragraph" style:parent-style-name="Text_20_body" style:list-style-name="L4">
      <style:text-properties officeooo:rsid="001e23c0" officeooo:paragraph-rsid="001e23c0"/>
    </style:style>
    <style:style style:name="P3" style:family="paragraph" style:parent-style-name="Text_20_body">
      <style:text-properties officeooo:paragraph-rsid="001e23c0"/>
    </style:style>
    <style:style style:name="P4" style:family="paragraph" style:parent-style-name="Text_20_body">
      <style:text-properties fo:font-weight="normal" officeooo:rsid="001e23c0" officeooo:paragraph-rsid="001e23c0" style:font-weight-asian="normal" style:font-weight-complex="normal"/>
    </style:style>
    <style:style style:name="P5" style:family="paragraph" style:parent-style-name="Text_20_body" style:list-style-name="L6">
      <style:text-properties fo:font-weight="normal" officeooo:rsid="001e23c0" officeooo:paragraph-rsid="001e23c0" style:font-weight-asian="normal" style:font-weight-complex="normal"/>
    </style:style>
    <style:style style:name="P6" style:family="paragraph" style:parent-style-name="Text_20_body" style:list-style-name="L6">
      <style:text-properties fo:font-weight="normal" officeooo:rsid="001f0ceb" officeooo:paragraph-rsid="001f0ceb" style:font-weight-asian="normal" style:font-weight-complex="normal"/>
    </style:style>
    <style:style style:name="P7" style:family="paragraph" style:parent-style-name="Text_20_body">
      <style:text-properties fo:font-size="11pt" fo:font-weight="normal" officeooo:paragraph-rsid="001e23c0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 style:list-style-name="L1">
      <style:text-properties fo:font-size="11pt" officeooo:rsid="001e23c0" officeooo:paragraph-rsid="001e23c0" style:font-size-asian="11pt" style:font-size-complex="11pt"/>
    </style:style>
    <style:style style:name="P10" style:family="paragraph" style:parent-style-name="Text_20_body" style:list-style-name="L6">
      <style:text-properties officeooo:paragraph-rsid="001e23c0"/>
    </style:style>
    <style:style style:name="P11" style:family="paragraph" style:parent-style-name="Text_20_body" style:list-style-name="L8">
      <style:text-properties officeooo:rsid="001f0ceb" officeooo:paragraph-rsid="001f0ceb"/>
    </style:style>
    <style:style style:name="P12" style:family="paragraph" style:parent-style-name="Text_20_body" style:list-style-name="L7"/>
    <style:style style:name="P13" style:family="paragraph" style:parent-style-name="Text_20_body">
      <style:text-properties officeooo:rsid="002052ca" officeooo:paragraph-rsid="002052ca"/>
    </style:style>
    <style:style style:name="P14" style:family="paragraph" style:parent-style-name="Text_20_body">
      <style:text-properties style:font-name="Liberation Sans" fo:font-size="15pt" fo:font-weight="bold" officeooo:rsid="002052ca" officeooo:paragraph-rsid="002052ca" style:font-size-asian="15pt" style:font-weight-asian="bold" style:font-size-complex="15pt" style:font-weight-complex="bold"/>
    </style:style>
    <style:style style:name="P15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break-before="page"/>
      <style:text-properties officeooo:rsid="001e23c0" officeooo:paragraph-rsid="001e23c0"/>
    </style:style>
    <style:style style:name="P17" style:family="paragraph" style:parent-style-name="Title">
      <style:text-properties officeooo:rsid="001e23c0" officeooo:paragraph-rsid="001e23c0"/>
    </style:style>
    <style:style style:name="P18" style:family="paragraph" style:parent-style-name="Subtitle">
      <style:text-properties officeooo:rsid="002052ca" officeooo:paragraph-rsid="002052ca"/>
    </style:style>
    <style:style style:name="P19" style:family="paragraph" style:parent-style-name="Heading_20_3">
      <style:text-properties officeooo:rsid="001e23c0" officeooo:paragraph-rsid="001e23c0"/>
    </style:style>
    <style:style style:name="P20" style:family="paragraph" style:parent-style-name="Heading_20_3">
      <style:text-properties officeooo:paragraph-rsid="001e23c0"/>
    </style:style>
    <style:style style:name="P21" style:family="paragraph" style:parent-style-name="Heading_20_5">
      <style:text-properties fo:font-style="normal" officeooo:rsid="001e23c0" officeooo:paragraph-rsid="001e23c0" style:font-style-asian="normal" style:font-style-complex="normal"/>
    </style:style>
    <style:style style:name="P22" style:family="paragraph" style:parent-style-name="Heading_20_5">
      <style:text-properties officeooo:paragraph-rsid="001f0ceb"/>
    </style:style>
    <style:style style:name="P23" style:family="paragraph" style:parent-style-name="Heading_20_5">
      <style:text-properties officeooo:rsid="001f0ceb" officeooo:paragraph-rsid="001f0ceb"/>
    </style:style>
    <style:style style:name="P24" style:family="paragraph" style:parent-style-name="Heading_20_4">
      <style:text-properties officeooo:rsid="001e23c0" officeooo:paragraph-rsid="001e23c0"/>
    </style:style>
    <style:style style:name="P25" style:family="paragraph" style:parent-style-name="Heading_20_4">
      <style:text-properties officeooo:paragraph-rsid="001f0ceb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T1" style:family="text">
      <style:text-properties officeooo:rsid="001e23c0"/>
    </style:style>
    <style:style style:name="T2" style:family="text">
      <style:text-properties fo:font-weight="normal" officeooo:rsid="001e23c0" style:font-weight-asian="normal" style:font-weight-complex="normal"/>
    </style:style>
    <style:style style:name="T3" style:family="text">
      <style:text-properties fo:font-weight="normal" officeooo:rsid="001f0ceb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23c0" style:font-weight-asian="bold" style:font-weight-complex="bold"/>
    </style:style>
    <style:style style:name="T6" style:family="text">
      <style:text-properties fo:font-weight="bold" officeooo:rsid="002052ca" style:font-weight-asian="bold" style:font-weight-complex="bold"/>
    </style:style>
    <style:style style:name="T7" style:family="text">
      <style:text-properties fo:font-size="11pt" fo:font-weight="normal" officeooo:rsid="001e23c0" style:font-size-asian="11pt" style:font-weight-asian="normal" style:font-size-complex="11pt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f0ceb"/>
    </style:style>
    <style:style style:name="T10" style:family="text">
      <style:text-properties officeooo:rsid="002052c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tTest PyTruco<text:span text:style-name="T10">Lib</text:span></text:p>
      <text:p text:style-name="P1"/>
      <text:p text:style-name="P18">Documento de requerimientos y desarrollo de pruebas unitarias del sistema PyTrucoLib V0.1-NoRelease</text:p>
      <text:p text:style-name="P13"/>
      <text:p text:style-name="P13"/>
      <text:p text:style-name="P13"/>
      <text:p text:style-name="P13"/>
      <text:p text:style-name="P14">Autor: Lautaro Linquimán.</text:p>
      <text:p text:style-name="P14">Fecha de Creación: 07/09/2016</text:p>
      <text:p text:style-name="P1"/>
      <text:p text:style-name="P16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7"><text:a xlink:type="simple" xlink:href="#__RefHeading__133_153246885" text:style-name="Index_20_Link" text:visited-style-name="Index_20_Link">1.1Definiciones<text:tab/>1</text:a></text:p>
          <text:p text:style-name="P27"><text:a xlink:type="simple" xlink:href="#__RefHeading__135_153246885" text:style-name="Index_20_Link" text:visited-style-name="Index_20_Link">1.2Objectivo del documento:<text:tab/>1</text:a></text:p>
          <text:p text:style-name="P27"><text:a xlink:type="simple" xlink:href="#__RefHeading__137_153246885" text:style-name="Index_20_Link" text:visited-style-name="Index_20_Link">1.3Herramientas<text:tab/>1</text:a></text:p>
          <text:p text:style-name="P27"><text:a xlink:type="simple" xlink:href="#__RefHeading__139_153246885" text:style-name="Index_20_Link" text:visited-style-name="Index_20_Link">1.4Pruebas y requerimientos<text:tab/>1</text:a></text:p>
          <text:p text:style-name="P28"><text:a xlink:type="simple" xlink:href="#__RefHeading__141_153246885" text:style-name="Index_20_Link" text:visited-style-name="Index_20_Link">1.4.1Prueba de funcionamiento del sistema SWR TP<text:tab/>1</text:a></text:p>
          <text:p text:style-name="P29"><text:a xlink:type="simple" xlink:href="#__RefHeading__143_153246885" text:style-name="Index_20_Link" text:visited-style-name="Index_20_Link">1.4.1.1Descripción<text:tab/>1</text:a></text:p>
          <text:p text:style-name="P28"><text:a xlink:type="simple" xlink:href="#__RefHeading__145_153246885" text:style-name="Index_20_Link" text:visited-style-name="Index_20_Link">1.4.2Prueba de funcionamiento del sistema de envido simple TP<text:tab/>1</text:a></text:p>
          <text:p text:style-name="P29"><text:a xlink:type="simple" xlink:href="#__RefHeading__147_153246885" text:style-name="Index_20_Link" text:visited-style-name="Index_20_Link">1.4.2.1Descripción<text:tab/>1</text:a></text:p>
          <text:p text:style-name="P27"><text:a xlink:type="simple" xlink:href="#__RefHeading__149_153246885" text:style-name="Index_20_Link" text:visited-style-name="Index_20_Link">1.5Desarrollo<text:tab/>2</text:a></text:p>
          <text:p text:style-name="P28"><text:a xlink:type="simple" xlink:href="#__RefHeading__151_153246885" text:style-name="Index_20_Link" text:visited-style-name="Index_20_Link">1.5.1Prueba de funcionamiento del sistema SWR<text:tab/>2</text:a></text:p>
          <text:p text:style-name="P29"><text:a xlink:type="simple" xlink:href="#__RefHeading__153_153246885" text:style-name="Index_20_Link" text:visited-style-name="Index_20_Link">1.5.1.1Desarrollo<text:tab/>2</text:a></text:p>
          <text:p text:style-name="P28"><text:a xlink:type="simple" xlink:href="#__RefHeading__157_153246885" text:style-name="Index_20_Link" text:visited-style-name="Index_20_Link">1.5.2Prueba de funcionamiento del sistema de envido simple TP<text:tab/>2</text:a></text:p>
          <text:p text:style-name="P29"><text:a xlink:type="simple" xlink:href="#__RefHeading__159_153246885" text:style-name="Index_20_Link" text:visited-style-name="Index_20_Link">1.5.2.1Desarrollo<text:tab/>2</text:a></text:p>
        </text:index-body>
      </text:table-of-content>
      <text:p text:style-name="List_20_Contents"/>
      <text:p text:style-name="List_20_Contents"/>
      <text:p text:style-name="List_20_Contents"/>
      <text:h text:style-name="P19" text:outline-level="3"><text:bookmark-start text:name="__RefHeading__133_153246885"/>Definiciones<text:bookmark-end text:name="__RefHeading__133_153246885"/></text:h>
      <text:list xml:id="list1095069776721785383" text:style-name="L4">
        <text:list-item>
          <text:p text:style-name="P2">SWR: Search Winner The Rounds</text:p>
        </text:list-item>
        <text:list-item>
          <text:p text:style-name="P2">TP: Two Players</text:p>
        </text:list-item>
      </text:list>
      <text:h text:style-name="P20" text:outline-level="3"><text:bookmark-start text:name="__RefHeading__135_153246885"/>Objectivo del documento:<text:bookmark-end text:name="__RefHeading__135_153246885"/></text:h>
      <text:p text:style-name="P8">En este documento se pretende desarrollar las <text:span text:style-name="T1">teorías</text:span> de los test para verificar el correcto funcionamiento de las partes individuales y completas de la librería<text:span text:style-name="T4"> PyTrucoAr.</text:span></text:p>
      <text:h text:style-name="P19" text:outline-level="3"><text:bookmark-start text:name="__RefHeading__137_153246885"/><text:span text:style-name="T4">Herramientas</text:span><text:bookmark-end text:name="__RefHeading__137_153246885"/></text:h>
      <text:list xml:id="list3488070802395619104" text:style-name="L1">
        <text:list-item>
          <text:p text:style-name="P9"><text:span text:style-name="T4">Python 2,7</text:span></text:p>
        </text:list-item>
        <text:list-item>
          <text:p text:style-name="P9"><text:span text:style-name="T4">unnittest</text:span></text:p>
        </text:list-item>
      </text:list>
      <text:h text:style-name="P19" text:outline-level="3"><text:bookmark-start text:name="__RefHeading__139_153246885"/><text:span text:style-name="T4">Pruebas y requerimientos</text:span><text:bookmark-end text:name="__RefHeading__139_153246885"/></text:h>
      <text:h text:style-name="P24" text:outline-level="4"><text:bookmark-start text:name="__RefHeading__141_153246885"/><text:span text:style-name="T4">Prueba de funcionamiento del sistema SWR TP</text:span><text:bookmark-end text:name="__RefHeading__141_153246885"/></text:h>
      <text:h text:style-name="P21" text:outline-level="5"><text:bookmark-start text:name="__RefHeading__143_153246885"/><text:span text:style-name="T4">Descripción</text:span><text:bookmark-end text:name="__RefHeading__143_153246885"/></text:h>
      <text:p text:style-name="P3"><text:span text:style-name="T7">En esta prueba se busca ensayas el sistema de SWR ( Busqueda de ganador de rondas ) hasta llegar a los 6 puntos de partido.</text:span></text:p>
      <text:p text:style-name="P7"><text:span text:style-name="T1">Repartiendo cartas conocidas y verificando que el ganador esperado sea igual al ganador obtenido.</text:span></text:p>
      <text:h text:style-name="Heading_20_4" text:outline-level="4"><text:bookmark-start text:name="__RefHeading__145_153246885"/><text:soft-page-break/><text:span text:style-name="T1">Prueba de funcionamiento del sistema de envido simple TP</text:span><text:bookmark-end text:name="__RefHeading__145_153246885"/></text:h>
      <text:h text:style-name="P21" text:outline-level="5"><text:bookmark-start text:name="__RefHeading__147_153246885"/><text:span text:style-name="T4">Descripción</text:span><text:bookmark-end text:name="__RefHeading__147_153246885"/></text:h>
      <text:p text:style-name="P4"><text:span text:style-name="T8">En esta prueba se busca ensayar el sistema de envido mediante un metodo simple.</text:span></text:p>
      <text:p text:style-name="P4"><text:span text:style-name="T8">Con dos jugadores, se reparten las cartas con un valor de envido conocido, se busca una ganador y se debe verificar que el ganador esperado sea igual al ganador obtenido.</text:span></text:p>
      <text:h text:style-name="P19" text:outline-level="3"><text:bookmark-start text:name="__RefHeading__149_153246885"/><text:span text:style-name="T4">Desarrollo</text:span><text:bookmark-end text:name="__RefHeading__149_153246885"/></text:h>
      <text:h text:style-name="P24" text:outline-level="4"><text:bookmark-start text:name="__RefHeading__151_153246885"/><text:span text:style-name="T4">Prueba de funcionamiento del sistema SWR </text:span><text:span text:style-name="T6">TP</text:span><text:bookmark-end text:name="__RefHeading__151_153246885"/></text:h>
      <text:h text:style-name="P22" text:outline-level="5"><text:bookmark-start text:name="__RefHeading__153_153246885"/><text:span text:style-name="T5">Desarrollo</text:span><text:bookmark-end text:name="__RefHeading__153_153246885"/></text:h>
      <text:list xml:id="list895846587458616649" text:style-name="L7">
        <text:list-item>
          <text:p text:style-name="P12"><text:bookmark-start text:name="__RefHeading__155_153246885"/><text:span text:style-name="T2">Se reparten tres cartas conocidas a </text:span><text:span text:style-name="T3">cada uno de los</text:span><text:span text:style-name="T2"> dos </text:span><text:bookmark-end text:name="__RefHeading__155_153246885"/></text:p>
        </text:list-item>
      </text:list>
      <text:list xml:id="list3722993899969880196" text:style-name="L6">
        <text:list-item>
          <text:p text:style-name="P10"><text:span text:style-name="T2">Se ejecuta el modo de juego</text:span></text:p>
        </text:list-item>
        <text:list-item>
          <text:p text:style-name="P5">Se disponen las cartas <text:span text:style-name="T9">y jugadas para que uno de los jugadores gane la partida</text:span></text:p>
        </text:list-item>
        <text:list-item>
          <text:p text:style-name="P6">Se verifica que el jugador esperado gano la partida</text:p>
        </text:list-item>
      </text:list>
      <text:p text:style-name="P3"><text:span text:style-name="T5"/></text:p>
      <text:p text:style-name="P3"/>
      <text:h text:style-name="P25" text:outline-level="4"><text:bookmark-start text:name="__RefHeading__157_153246885"/><text:span text:style-name="T5">Prueba de funcionamiento del sistema de envido simple TP</text:span><text:bookmark-end text:name="__RefHeading__157_153246885"/></text:h>
      <text:h text:style-name="P23" text:outline-level="5"><text:bookmark-start text:name="__RefHeading__159_153246885"/><text:span text:style-name="T5">D</text:span><text:span text:style-name="T4">esarrollo</text:span><text:bookmark-end text:name="__RefHeading__159_153246885"/></text:h>
      <text:list xml:id="list6666918944580013850" text:style-name="L8">
        <text:list-item>
          <text:p text:style-name="P11"><text:span text:style-name="T4">Se reparten tres cartas con un valor de envido conocido a cada uno de los dos jugadores</text:span></text:p>
        </text:list-item>
        <text:list-item>
          <text:p text:style-name="P11"><text:span text:style-name="T4">Se ejecutan las comparaciones de envido.</text:span></text:p>
        </text:list-item>
        <text:list-item>
          <text:p text:style-name="P11"><text:span text:style-name="T4">Se fuerza al jugador a querer el envido siemple.</text:span></text:p>
        </text:list-item>
        <text:list-item>
          <text:p text:style-name="P11"><text:span text:style-name="T4">Se verifica que el jugador esperado a ganar el envido sea el obteni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2052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ina </text:span><text:page-number text:select-page="current">3</text:page-number></text:p>
        <text:p text:style-name="MP2">UnitTest PyTruco<text:span text:style-name="MT1">Li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mil </meta:initial-creator>
    <meta:creation-date>2016-09-07T20:24:15.328046388</meta:creation-date>
    <dc:date>2016-09-07T22:45:17.999774098</dc:date>
    <dc:creator>ymil </dc:creator>
    <meta:editing-duration>PT1H48M5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3" meta:paragraph-count="50" meta:word-count="361" meta:character-count="2186" meta:non-whitespace-character-count="1899"/>
  </office:meta>
</office:document-meta>
</file>